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4cm" fo:margin-left="-0.016cm" fo:margin-right="0cm" table:align="margins"/>
    </style:style>
    <style:style style:name="tabAnnexesEtCopies.A" style:family="table-column">
      <style:table-column-properties style:column-width="1.931cm" style:rel-column-width="7439*"/>
    </style:style>
    <style:style style:name="tabAnnexesEtCopies.B" style:family="table-column">
      <style:table-column-properties style:column-width="15.083cm" style:rel-column-width="58096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Gill Sans MT_CCJU" fo:font-size="10pt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Gill Sans MT_CCJU" fo:font-size="10pt" style:text-underline-style="none" style:font-size-asian="10pt" style:font-name-complex="Arial" style:font-size-complex="10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AnnexesEtCopies" table:style-name="tabAnnexesEtCopies">
        <table:table-column table:style-name="tabAnnexesEtCopies.A"/>
        <table:table-column table:style-name="tabAnnexesEtCopies.B"/>
        <table:table-row>
          <table:table-cell table:style-name="tabAnnexesEtCopies.A1" office:value-type="string">
            <text:p text:style-name="P1"><text:span text:style-name="T1">%{HEADER_ROWS:0}%</text:span>%{annexetitre}%<text:span text:style-name="T2">%=ANNEXE=%</text:span></text:p>
          </table:table-cell>
          <table:table-cell table:style-name="tabAnnexesEtCopies.A1" office:value-type="string">
            <text:p text:style-name="P2">%=FIRST_ANNEXE=%</text:p>
          </table:table-cell>
        </table:table-row>
        <table:table-row>
          <table:table-cell table:style-name="tabAnnexesEtCopies.A1" office:value-type="string">
            <text:p text:style-name="P1">%{annexe}%%=LIGNE_ANNEXE=%</text:p>
          </table:table-cell>
          <table:table-cell table:style-name="tabAnnexesEtCopies.A1" office:value-type="string">
            <text:p text:style-name="P1">%=VAR_ANNEXES=%</text:p>
          </table:table-cell>
        </table:table-row>
        <table:table-row>
          <table:table-cell table:style-name="tabAnnexesEtCopies.A1" office:value-type="string">
            <text:p text:style-name="P1">%{copieTitre}%%=COPIE=%</text:p>
          </table:table-cell>
          <table:table-cell table:style-name="tabAnnexesEtCopies.A1" office:value-type="string">
            <text:p text:style-name="P1">%=FIRST_COPIE=%</text:p>
          </table:table-cell>
        </table:table-row>
        <table:table-row>
          <table:table-cell table:style-name="tabAnnexesEtCopies.A1" office:value-type="string">
            <text:p text:style-name="P1">%{copie}%%=LIGNE_COPIE=%</text:p>
          </table:table-cell>
          <table:table-cell table:style-name="tabAnnexesEtCopies.A1" office:value-type="string">
            <text:p text:style-name="P1">%=VAR_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0-10T09:14:42</dc:date>
    <meta:editing-cycles>20</meta:editing-cycles>
    <meta:editing-duration>PT19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1" meta:character-count="175"/>
  </office:meta>
</office:document-meta>
</file>